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1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4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96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cm" svg:y1="8.284cm" svg:x2="1cm" svg:y2="8.784cm">
          <text:p/>
        </draw:line>
        <draw:line draw:style-name="gr11" draw:text-style-name="P6" draw:layer="layout" svg:x1="1.501cm" svg:y1="8.292cm" svg:x2="1.501cm" svg:y2="8.792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  <draw:line draw:style-name="gr14" draw:text-style-name="P6" draw:layer="layout" svg:x1="0.75cm" svg:y1="6.735cm" svg:x2="1.75cm" svg:y2="7.735cm">
          <text:p/>
        </draw:line>
        <draw:line draw:style-name="gr14" draw:text-style-name="P6" draw:layer="layout" svg:x1="0.75cm" svg:y1="7.735cm" svg:x2="1.75cm" svg:y2="6.7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45:43.557000000</dc:date>
    <meta:editing-duration>PT8M12S</meta:editing-duration>
    <meta:editing-cycles>15</meta:editing-cycles>
    <meta:generator>LibreOffice/7.5.0.3$Windows_X86_64 LibreOffice_project/c21113d003cd3efa8c53188764377a8272d9d6de</meta:generator>
    <meta:document-statistic meta:object-count="39"/>
  </office:meta>
</office:document-meta>
</file>